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Macros were signed by Attacker using a self-generated RSA key pair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f3003c00d5002d006900ac0049007e0081002200f300f200dd00040001004b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izWVd+7UTgqxhmdtZs0eaGy7ofMMTe837aHDfPBq5eo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C1TN1pBBR+RHXWyvBU7vYKaq+qXuz+tttV/vcnhiuHo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GwOL7ZNGkWedljkGdEA2iVJOf6qEzGpE6iCqntdV3g0=</DigestValue>
      </Reference>
      <Reference URI="Thumbnails/thumbnail.png">
        <DigestMethod Algorithm="http://www.w3.org/2001/04/xmlenc#sha256"/>
        <DigestValue>e8kORAo7SX04QtxlH/MF/ve95xT5GZY3kw+eH8iHcr8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jPWlcjqgprEnEiioAcF3JM1gG3oMSS01XbxfzGFXjbY=</DigestValue>
      </Reference>
      <Reference URI="META-INF/macrosignatures.xml">
        <DigestMethod Algorithm="http://www.w3.org/2001/04/xmlenc#sha256"/>
        <DigestValue>/gnE8qus0iKry/YJZVRTHqZV7fWSnt4MxTRpTVLhXzo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CG5L94Zlp2l+ZEj0EJRgBhwL8IqART/9pg8lRc5MTAM=</DigestValue>
      </Reference>
    </SignedInfo>
    <SignatureValue>Dg7X0TjvYzGvmrVZIwxboLnSvI1Gf+R2RKMePiCA5dY3ft8ZvsOKVHHj8hVYN0Jp/AXwZxhaYbJgTF4GhrtRpeJjdMDjpDunAbGnP0KqeSg5IAyqbTPADi5PlxkAy/W81qsIwI8BpzzVezkO/TFePw+6BVqMVfZhW2t/uaL1kYQ=</SignatureValue>
    <KeyInfo>
      <KeyValue>
        <RSAKeyValue>
          <Modulus>nitPpB+DIbZUWUZLNQbQ9DcgPaiiM8yPzDt03uuE2gTrsOTgFB1v2fA0HmPyX1VBMpwC0kSjl2SSOTq5lmhpWQaJYpBHYyi5UVBuXxGCMZ6QHjMxolBD7jYTblMNtQB+vK+F7bUZJaMbpHzxpXdeXfBkqzuFYA6ZwvCHuU3jJC0=</Modulus>
          <Exponent>AQAB</Exponent>
        </RSAKeyValue>
      </KeyValue>
      <X509Data>
        <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509Certificate>
      </X509Data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

<file path=META-INF/macrosignatures.xml><?xml version="1.0" encoding="utf-8"?>
<document-signatures xmlns="urn:oasis:names:tc:opendocument:xmlns:digitalsignature:1.0">
  <Signature xmlns="http://www.w3.org/2000/09/xmldsig#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CG5L94Zlp2l+ZEj0EJRgBhwL8IqART/9pg8lRc5MTAM=</DigestValue>
      </Reference>
    </SignedInfo>
    <SignatureValue>f874g5qfCvaAmKRNZAAzZIYK8w9ViVsMqZ8tfh7Z9ul7jC2euXApdcIY+Nuei/ywmWOz0rIXjaGELTj8FvrrVFMTWM+E+fww8JQfakOfvnp3TrY6CBW6SS4NhOWpllHuxe1sNLpuvOLYsUCKRNh/qvxa2/xTtAfYJum/u5Obf+I=</SignatureValue>
    <KeyInfo>
      <KeyValue>
        <RSAKeyValue>
          <Modulus>xw+zGCRhT+kRFkSeCcwRGBMP0FXhz8Ufb+BYXNzEu0TpaI6ePfVM5+aMza3L/ycNYhbJ306SwJYpyXStU8CcE5P0qfv/kdYTU6Cs86qLJDU7sEdUea9zgnLeLYvLooNwIp47++HF9vgyhOmmcKROHjbuxbRLFtT1AKppYW0jSqk=</Modulus>
          <Exponent>AQAB</Exponent>
        </RSAKeyValue>
      </KeyValue>
      <X509Data>
        <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509Certificate>
      </X509Data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